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3e27" officeooo:paragraph-rsid="00063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ch ni vai practice kr rh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16:51:49.491000000</dc:date>
    <meta:editing-duration>PT2M28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2"/>
    <meta:generator>LibreOffice/7.1.0.3$Windows_X86_64 LibreOffice_project/f6099ecf3d29644b5008cc8f48f42f4a40986e4c</meta:generator>
  </office:meta>
</office:document-meta>
</file>